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2cm" fo:min-width="0cm"/>
    </style:style>
    <style:style style:name="gr4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fill="none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Lehenetsia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henetsia" presentation:presentation-page-layout-name="AL1T0">
        <draw:custom-shape draw:style-name="gr1" draw:text-style-name="P1" draw:layer="layout" svg:width="1cm" svg:height="1.2cm" svg:x="4.399cm" svg:y="7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6.399cm" svg:y="10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4.799cm" svg:y="6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7.599cm" svg:y="8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3.999cm" svg:y="9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5.399cm" svg:y="8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7.199cm" svg:y="7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5.599cm" svg:y="9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6.399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6.399cm" svg:y="6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6.6cm" svg:height="6.2cm" svg:x="3.19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2.542cm" svg:height="0.962cm" svg:x="5.799cm" svg:y="5.2cm">
          <draw:text-box>
            <text:p>Human</text:p>
          </draw:text-box>
        </draw:frame>
        <draw:frame draw:style-name="gr3" draw:layer="layout" svg:width="3.313cm" svg:height="0.962cm" svg:x="21.6cm" svg:y="5.4cm">
          <draw:text-box>
            <text:p>Language</text:p>
          </draw:text-box>
        </draw:frame>
        <draw:custom-shape draw:style-name="gr4" draw:text-style-name="P1" draw:layer="layout" svg:width="7.8cm" svg:height="8.2cm" svg:x="2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6cm" svg:height="6.2cm" svg:x="19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2cm" svg:x="23.6cm" svg:y="7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23.8cm" svg:y="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21.6cm" svg:y="9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cm" svg:height="1.2cm" svg:x="22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ath draw:style-name="gr5" draw:text-style-name="P1" draw:layer="layout" svg:width="11.3cm" svg:height="7.374cm" draw:transform="skewX (-0.241553568476015) rotate (0.432318055718995) translate (7.199cm 7.2cm)" svg:viewBox="0 0 11301 7375" svg:d="m0 0c8115 0 11301 7375 11301 7375">
          <text:p/>
        </draw:path>
        <draw:frame draw:style-name="gr3" draw:layer="layout" svg:width="3.106cm" svg:height="0.962cm" svg:x="14cm" svg:y="5cm">
          <draw:text-box>
            <text:p>produces</text:p>
          </draw:text-box>
        </draw:frame>
        <draw:path draw:style-name="gr5" draw:text-style-name="P1" draw:layer="layout" svg:width="9.976cm" svg:height="8.124cm" draw:transform="skewX (-0.397760536529508) rotate (0.455880000620919) translate (6.19999999530643cm 8.59999999590698cm)" svg:viewBox="0 0 9977 8125" svg:d="m0 0c5451 0 9977 8125 9977 8125">
          <text:p/>
        </draw:path>
        <draw:frame draw:style-name="gr3" draw:layer="layout" svg:width="3.106cm" svg:height="0.962cm" svg:x="17.2cm" svg:y="7.2cm">
          <draw:text-box>
            <text:p>produces</text:p>
          </draw:text-box>
        </draw:frame>
        <draw:path draw:style-name="gr5" draw:text-style-name="P1" draw:layer="layout" svg:width="7.87cm" svg:height="13.319cm" draw:transform="skewX (0.28920105705546) rotate (-0.835314580004487) translate (18.9346901442964cm 4.40197200752431cm)" svg:viewBox="0 0 7871 13320" svg:d="m0 13320c10249 1 7550-13320 7550-13320">
          <text:p/>
        </draw:path>
        <draw:frame draw:style-name="gr3" draw:layer="layout" svg:width="3.106cm" svg:height="0.962cm" svg:x="15.9cm" svg:y="14.238cm">
          <draw:text-box>
            <text:p>produces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u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ehenetsia-background" style:family="presentation">
      <style:graphic-properties draw:stroke="none" draw:fill="none"/>
      <style:text-properties style:letter-kerning="true"/>
    </style:style>
    <style:style style:name="Lehenets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henetsi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henetsia-outline1" style:family="presentation">
      <style:graphic-properties draw:stroke="none" draw:fill="none" draw:auto-grow-height="false" draw:fit-to-size="shrink-to-fit">
        <text:list-style style:name="Lehenets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henetsia-outline2" style:family="presentation" style:parent-style-name="Lehenetsia-outline1">
      <style:paragraph-properties fo:margin-top="0cm" fo:margin-bottom="0.4cm"/>
      <style:text-properties fo:font-size="28pt" style:font-size-asian="28pt" style:font-size-complex="28pt"/>
    </style:style>
    <style:style style:name="Lehenetsia-outline3" style:family="presentation" style:parent-style-name="Lehenetsia-outline2">
      <style:paragraph-properties fo:margin-top="0cm" fo:margin-bottom="0.3cm"/>
      <style:text-properties fo:font-size="24pt" style:font-size-asian="24pt" style:font-size-complex="24pt"/>
    </style:style>
    <style:style style:name="Lehenetsia-outline4" style:family="presentation" style:parent-style-name="Lehenetsia-outline3">
      <style:paragraph-properties fo:margin-top="0cm" fo:margin-bottom="0.2cm"/>
      <style:text-properties fo:font-size="20pt" style:font-size-asian="20pt" style:font-size-complex="20pt"/>
    </style:style>
    <style:style style:name="Lehenetsia-outline5" style:family="presentation" style:parent-style-name="Lehenetsia-outline4">
      <style:paragraph-properties fo:margin-top="0cm" fo:margin-bottom="0.1cm"/>
      <style:text-properties fo:font-size="20pt" style:font-size-asian="20pt" style:font-size-complex="20pt"/>
    </style:style>
    <style:style style:name="Lehenetsia-outline6" style:family="presentation" style:parent-style-name="Lehenetsia-outline5">
      <style:paragraph-properties fo:margin-top="0cm" fo:margin-bottom="0.1cm"/>
      <style:text-properties fo:font-size="20pt" style:font-size-asian="20pt" style:font-size-complex="20pt"/>
    </style:style>
    <style:style style:name="Lehenetsia-outline7" style:family="presentation" style:parent-style-name="Lehenetsia-outline6">
      <style:paragraph-properties fo:margin-top="0cm" fo:margin-bottom="0.1cm"/>
      <style:text-properties fo:font-size="20pt" style:font-size-asian="20pt" style:font-size-complex="20pt"/>
    </style:style>
    <style:style style:name="Lehenetsia-outline8" style:family="presentation" style:parent-style-name="Lehenetsia-outline7">
      <style:paragraph-properties fo:margin-top="0cm" fo:margin-bottom="0.1cm"/>
      <style:text-properties fo:font-size="20pt" style:font-size-asian="20pt" style:font-size-complex="20pt"/>
    </style:style>
    <style:style style:name="Lehenetsia-outline9" style:family="presentation" style:parent-style-name="Lehenetsia-outline8">
      <style:paragraph-properties fo:margin-top="0cm" fo:margin-bottom="0.1cm"/>
      <style:text-properties fo:font-size="20pt" style:font-size-asian="20pt" style:font-size-complex="20pt"/>
    </style:style>
    <style:style style:name="Lehenetsia-subtitle" style:family="presentation">
      <style:graphic-properties draw:stroke="none" draw:fill="none" draw:textarea-vertical-align="middle">
        <text:list-style style:name="Lehenetsi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henetsia-title" style:family="presentation">
      <style:graphic-properties draw:stroke="none" draw:fill="none" draw:textarea-vertical-align="middle">
        <text:list-style style:name="Lehenetsi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ehenetsi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ehenetsia-backgroundobjects">
      <style:graphic-properties draw:stroke="none" draw:fill="none" draw:fill-color="#ffffff" draw:auto-grow-height="false" fo:min-height="1.397cm"/>
    </style:style>
    <style:style style:name="Mpr3" style:family="presentation" style:parent-style-name="Lehenetsia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zenbakia&gt;</text:page-number></text:span></text:p>
        </draw:text-box>
      </draw:frame>
    </style:handout-master>
    <style:master-page style:name="Lehenetsia" style:page-layout-name="PM1" draw:style-name="Mdp1">
      <draw:frame presentation:style-name="Lehenetsia-title" draw:layer="backgroundobjects" svg:width="25.199cm" svg:height="3.506cm" svg:x="1.4cm" svg:y="0.837cm" presentation:class="title" presentation:placeholder="true">
        <draw:text-box/>
      </draw:frame>
      <draw:frame presentation:style-name="Lehenetsia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zenbakia&gt;</text:page-number></text:span></text:p>
        </draw:text-box>
      </draw:frame>
      <presentation:notes style:page-layout-name="PM0">
        <draw:page-thumbnail presentation:style-name="Lehenetsia-title" draw:layer="backgroundobjects" svg:width="13.968cm" svg:height="10.476cm" svg:x="3.81cm" svg:y="2.123cm" presentation:class="page"/>
        <draw:frame presentation:style-name="Lehenetsi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zenbakia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kel Aranguren</meta:initial-creator>
    <meta:creation-date>2014-09-01T15:49:49</meta:creation-date>
    <dc:date>2014-09-01T16:32:57</dc:date>
    <dc:creator>Mikel Aranguren</dc:creator>
    <meta:editing-duration>P0D</meta:editing-duration>
    <meta:editing-cycles>2</meta:editing-cycles>
    <meta:generator>LibreOffice/3.5$Linux_X86_64 LibreOffice_project/350m1$Build-2</meta:generator>
    <meta:document-statistic meta:object-count="48"/>
  </office:meta>
</office:document-meta>
</file>